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cc98" officeooo:paragraph-rsid="0007cc98"/>
    </style:style>
    <style:style style:name="T1" style:family="text">
      <style:text-properties officeooo:rsid="000a7896"/>
    </style:style>
    <style:style style:name="T2" style:family="text">
      <style:text-properties officeooo:rsid="000c32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anation of the Key words used for our analysis</text:p>
      <text:p text:style-name="P1"/>
      <text:p text:style-name="P1"><text:bookmark text:name="yui_3_17_2_4_1427271868406_738"/>These are terms used in a pathology report on fine needle aspirations to assess whether a lump in a breast could be malignant (cancerous) or benign (non-cancerous). For instance cancer cells tend to vary in size and shape. So uniformity of cell size/shape points in a benign direction. Also bare nuclei, bland chromatin and normal nucleoli are signs of benignity. <text:line-break/><text:line-break/>The analysis is probably part of a triple test. If one or both of the other tests suggests malignancy, a biopsy for histological analysis will be necessary. It might be done as a frozen section analysis during the surgical procedure. <text:line-break/><text:line-break/>Clump thickness: <text:span text:style-name="T2">(Epaisseur de la tumeur) </text:span>Benign cells tend to be grouped in monolayers, while cancerous cells are often grouped in multilayers. <text:line-break/><text:line-break/>Uniformity of cell size/shape: Cancer cells tend to vary in size and shape. That is why these parameters are valuable in determining whether the cells are cancerous or not. <text:line-break/><text:line-break/>Marginal adhesion: Normal cells tend to stick together. Cancer cells tends to loos<text:span text:style-name="T1">e</text:span> this ability. So loss of adhesion is a sign of malignancy. <text:line-break/><text:line-break/>Single epithelial cell size: Is related to the uniformity mentioned above. Epithelial cells that are significantly enlarged may be a malignant cell. <text:line-break/><text:line-break/>Bare nuclei: <text:span text:style-name="T2">(implique tumeur benine) </text:span>This is a term used for nuclei that is not surrounded by cytoplasm (the rest of the cell). Those are typically seen in benign tumours. <text:line-break/><text:line-break/>Bland Chromatin: Describes a uniform "texture" of the nucleus seen in benign cells. In cancer cells the chromatin tend to be more coarse. <text:line-break/><text:line-break/>Normal nucleoli: Nucleoli are small structures seen in the nucleus. In normal cells the nucleolus is usually very small if visible at all. In cancer cells the nucleoli become more prominent, and sometimes there are more of them. <text:lin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u </meta:initial-creator>
    <meta:creation-date>2015-03-25T09:26:16.438863903</meta:creation-date>
    <dc:date>2015-03-25T10:35:34.931727455</dc:date>
    <dc:creator>infou </dc:creator>
    <meta:editing-duration>PT1H7M11S</meta:editing-duration>
    <meta:editing-cycles>4</meta:editing-cycles>
    <meta:generator>LibreOffice/4.2.8.2$Linux_x86 LibreOffice_project/420m0$Build-2</meta:generator>
    <meta:document-statistic meta:table-count="0" meta:image-count="0" meta:object-count="0" meta:page-count="1" meta:paragraph-count="2" meta:word-count="297" meta:character-count="1815" meta:non-whitespace-character-count="1502"/>
  </office:meta>
</office:document-meta>
</file>